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0in"/>
          <style:tab-stop style:position="0.3in"/>
          <style:tab-stop style:position="0.8in"/>
          <style:tab-stop style:position="1.5in"/>
          <style:tab-stop style:position="1.8in"/>
          <style:tab-stop style:position="2.2in"/>
          <style:tab-stop style:position="2.3in"/>
          <style:tab-stop style:position="2.5in"/>
          <style:tab-stop style:position="2.9in"/>
        </style:tab-stops>
      </style:paragraph-properties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>
        <style:tab-stops>
          <style:tab-stop style:position="0in"/>
          <style:tab-stop style:position="0.3in"/>
          <style:tab-stop style:position="0.8in"/>
          <style:tab-stop style:position="1.5in"/>
          <style:tab-stop style:position="1.8in"/>
          <style:tab-stop style:position="2.2in"/>
          <style:tab-stop style:position="2.3in"/>
          <style:tab-stop style:position="2.5in"/>
          <style:tab-stop style:position="2.9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3" style:family="paragraph" style:parent-style-name="Text_20_body">
      <style:text-properties fo:font-size="12pt" fo:font-weight="bold" style:font-size-asian="12pt" style:font-weight-asian="bold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Text_20_body">
      <style:text-properties style:font-name="Times New Roman" fo:font-size="12pt" fo:font-weight="normal" style:font-name-asian="Symbol1" style:font-size-asian="12pt" style:font-weight-asian="normal" style:font-name-complex="Symbol1" style:font-weight-complex="normal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fo:font-weight="normal" style:font-name-asian="Symbol1" style:font-size-asian="12pt" style:font-weight-asian="normal" style:font-name-complex="Symbol1" style:font-weight-complex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fo:font-weight="bold" style:font-name-asian="Symbol1" style:font-size-asian="12pt" style:font-weight-asian="bold" style:font-name-complex="Symbol1" style:font-weight-complex="bold"/>
    </style:style>
    <style:style style:name="P8" style:family="paragraph" style:parent-style-name="Text_20_body">
      <style:paragraph-properties fo:margin-left="0.3957in" fo:margin-right="0in" fo:text-indent="-0.1874in" style:auto-text-indent="false">
        <style:tab-stops/>
      </style:paragraph-properties>
      <style:text-properties style:font-name="Times New Roman" fo:font-size="12pt" fo:font-style="normal" fo:font-weight="bold" style:font-name-asian="Symbol1" style:font-size-asian="12pt" style:font-style-asian="normal" style:font-weight-asian="bold" style:font-name-complex="Symbol1" style:font-style-complex="normal" style:font-weight-complex="bold"/>
    </style:style>
    <style:style style:name="P9" style:family="paragraph" style:parent-style-name="Text_20_body">
      <style:paragraph-properties fo:margin-left="0.3957in" fo:margin-right="0in" fo:text-indent="-0.1874in" style:auto-text-indent="false">
        <style:tab-stops/>
      </style:paragraph-properties>
      <style:text-properties style:font-name="Times New Roman" fo:font-size="12pt" fo:font-weight="normal" style:font-name-asian="Symbol1" style:font-size-asian="12pt" style:font-weight-asian="normal" style:font-name-complex="Symbol1" style:font-weight-complex="normal"/>
    </style:style>
    <style:style style:name="P10" style:family="paragraph" style:parent-style-name="Standard">
      <style:paragraph-properties fo:margin-left="0.3957in" fo:margin-right="0in" fo:text-indent="-0.1874in" style:auto-text-indent="false">
        <style:tab-stops/>
      </style:paragraph-properties>
      <style:text-properties style:font-name="Times New Roman" fo:font-size="12pt" fo:font-style="normal" fo:font-weight="normal" style:font-name-asian="Symbol1" style:font-size-asian="12pt" style:font-style-asian="normal" style:font-weight-asian="normal" style:font-name-complex="Symbol1" style:font-size-complex="12pt" style:font-style-complex="normal" style:font-weight-complex="normal"/>
    </style:style>
    <style:style style:name="P11" style:family="paragraph" style:parent-style-name="Standard">
      <style:paragraph-properties fo:margin-left="0.3957in" fo:margin-right="0in" fo:text-indent="-0.1874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.3957in" fo:margin-right="0in" fo:text-indent="-0.1874in" style:auto-text-indent="false">
        <style:tab-stops/>
      </style:paragraph-properties>
    </style:style>
    <style:style style:name="P13" style:family="paragraph" style:parent-style-name="Standard">
      <style:paragraph-properties fo:margin-left="0.5102in" fo:margin-right="0in" fo:text-indent="0in" style:auto-text-indent="false"/>
    </style:style>
    <style:style style:name="P14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0in"/>
          <style:tab-stop style:position="0.3in"/>
          <style:tab-stop style:position="0.8in"/>
          <style:tab-stop style:position="1.5in"/>
          <style:tab-stop style:position="1.8in"/>
          <style:tab-stop style:position="2.2in"/>
          <style:tab-stop style:position="2.3in"/>
          <style:tab-stop style:position="2.5in"/>
          <style:tab-stop style:position="2.9in"/>
        </style:tab-stops>
      </style:paragraph-properties>
      <style:text-properties fo:font-size="12pt" style:font-size-asian="12pt"/>
    </style:style>
    <style:style style:name="P15" style:family="paragraph" style:parent-style-name="Standard">
      <style:paragraph-properties fo:margin-left="0.3957in" fo:margin-right="0in" fo:text-indent="-0.1874in" style:auto-text-indent="false">
        <style:tab-stops/>
      </style:paragraph-properties>
      <style:text-properties style:font-name="Times New Roman" fo:font-size="12pt" fo:font-style="normal" fo:font-weight="normal" style:font-name-asian="Symbol1" style:font-size-asian="12pt" style:font-style-asian="normal" style:font-weight-asian="normal" style:font-name-complex="Symbol1" style:font-size-complex="12pt" style:font-style-complex="normal" style:font-weight-complex="normal"/>
    </style:style>
    <style:style style:name="P16" style:family="paragraph" style:parent-style-name="Standard">
      <style:paragraph-properties fo:margin-left="0.2189in" fo:margin-right="0in" fo:text-indent="0in" style:auto-text-indent="false">
        <style:tab-stops/>
      </style:paragraph-properties>
      <style:text-properties style:font-name="Times New Roman" fo:font-size="12pt" fo:font-weight="normal" style:font-name-asian="Symbol1" style:font-size-asian="12pt" style:font-weight-asian="normal" style:font-name-complex="Symbol1" style:font-size-complex="12pt" style:font-weight-complex="normal"/>
    </style:style>
    <style:style style:name="P17" style:family="paragraph" style:parent-style-name="Standard">
      <style:paragraph-properties fo:margin-left="0.2189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fo:font-style="normal" fo:font-weight="normal" style:font-name-asian="Symbol1" style:font-size-asian="12pt" style:font-style-asian="normal" style:font-weight-asian="normal" style:font-name-complex="Symbol1" style:font-size-complex="12pt" style:font-style-complex="normal" style:font-weight-complex="normal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fo:font-weight="bold" style:font-name-asian="Symbol1" style:font-size-asian="12pt" style:font-weight-asian="bold" style:font-name-complex="Symbol1" style:font-weight-complex="bold"/>
    </style:style>
    <style:style style:name="T1" style:family="text">
      <style:text-properties style:font-name="Times New Roman" fo:font-size="12pt"/>
    </style:style>
    <style:style style:name="T2" style:family="text">
      <style:text-properties style:font-name="Times New Roman" fo:font-size="12pt" fo:font-weight="normal" style:font-name-asian="Symbol1" style:font-size-asian="12pt" style:font-weight-asian="normal" style:font-name-complex="Symbol1" style:font-weight-complex="normal"/>
    </style:style>
    <style:style style:name="T3" style:family="text">
      <style:text-properties style:font-name="Times New Roman" fo:font-size="12pt" fo:font-weight="normal" style:font-weight-asian="normal" style:font-weight-complex="normal"/>
    </style:style>
    <style:style style:name="T4" style:family="text">
      <style:text-properties style:font-name="Times New Roman" fo:font-size="12pt" fo:font-style="italic" fo:font-weight="normal" style:font-name-asian="Symbol1" style:font-size-asian="12pt" style:font-style-asian="italic" style:font-weight-asian="normal" style:font-name-complex="Symbol1" style:font-style-complex="italic" style:font-weight-complex="normal"/>
    </style:style>
    <style:style style:name="T5" style:family="text">
      <style:text-properties style:font-name="Times New Roman" fo:font-size="12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fo:font-size="12pt" fo:font-weight="bold" style:font-weight-asian="bold" style:font-weight-complex="bold"/>
    </style:style>
    <style:style style:name="T7" style:family="text">
      <style:text-properties style:font-name="Times New Roman" fo:font-size="12pt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Times New Roman" fo:font-style="italic" fo:font-weight="normal" style:font-name-asian="Symbol1" style:font-style-asian="italic" style:font-weight-asian="normal" style:font-name-complex="Symbol1" style:font-style-complex="italic" style:font-weight-complex="normal"/>
    </style:style>
    <style:style style:name="T10" style:family="text">
      <style:text-properties style:font-name="Times New Roman" fo:font-style="italic" fo:font-weight="normal" style:font-name-asian="Symbol1" style:font-weight-asian="normal" style:font-name-complex="Symbol1" style:font-weight-complex="normal"/>
    </style:style>
    <style:style style:name="T11" style:family="text">
      <style:text-properties style:font-name="Times New Roman" fo:font-weight="normal" style:font-name-asian="Symbol1" style:font-weight-asian="normal" style:font-name-complex="Symbol1" style:font-weight-complex="normal"/>
    </style:style>
    <style:style style:name="T12" style:family="text">
      <style:text-properties style:font-name="Times New Roman" style:font-name-asian="Symbol1" style:font-name-complex="Symbol1" style:font-weight-complex="bold"/>
    </style:style>
    <style:style style:name="T13" style:family="text">
      <style:text-properties style:font-name="Times New Roman" fo:font-style="normal" fo:font-weight="normal" style:font-name-asian="Symbol1" style:font-style-asian="normal" style:font-weight-asian="normal" style:font-name-complex="Symbol1" style:font-style-complex="normal" style:font-weight-complex="normal"/>
    </style:style>
    <style:style style:name="T14" style:family="text">
      <style:text-properties fo:font-size="12pt"/>
    </style:style>
    <style:style style:name="T15" style:family="text">
      <style:text-properties fo:font-size="12pt" fo:font-weight="normal" style:font-weight-asian="normal" style:font-weight-complex="normal"/>
    </style:style>
    <style:style style:name="T16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Symbol"/>
    </style:style>
    <style:style style:name="T18" style:family="text">
      <style:text-properties style:font-name="Symbol" fo:font-size="12pt"/>
    </style:style>
    <style:style style:name="T19" style:family="text">
      <style:text-properties style:font-name="Symbol" fo:font-size="12pt" fo:font-weight="normal" style:font-weight-asian="normal" style:font-weight-complex="normal"/>
    </style:style>
    <style:style style:name="T20" style:family="text">
      <style:text-properties style:font-name="Symbol" fo:font-size="12pt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Symbol" fo:font-weight="normal" style:font-name-asian="Symbol1" style:font-weight-asian="normal" style:font-name-complex="Symbol1" style:font-weight-complex="normal"/>
    </style:style>
    <style:style style:name="T22" style:family="text">
      <style:text-properties style:font-name="Symbol" style:font-size-complex="12pt"/>
    </style:style>
    <style:style style:name="T23" style:family="text">
      <style:text-properties style:font-name="Symbol" fo:font-style="italic" style:font-size-complex="12pt"/>
    </style:style>
    <style:style style:name="T24" style:family="text">
      <style:text-properties style:font-name="Symbol" fo:font-style="italic" style:font-style-asian="italic" style:font-style-complex="italic"/>
    </style:style>
    <style:style style:name="T25" style:family="text">
      <style:text-properties style:font-name="Symbol" fo:font-style="italic" fo:font-weight="normal" style:font-weight-asian="normal" style:font-size-complex="12pt" style:font-weight-complex="normal"/>
    </style:style>
    <style:style style:name="T26" style:family="text">
      <style:text-properties style:font-name="Symbol" fo:font-style="normal" style:font-style-asian="normal" style:font-size-complex="12pt" style:font-style-complex="normal"/>
    </style:style>
    <style:style style:name="T27" style:family="text">
      <style:text-properties fo:font-style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ize-complex="12pt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tyle="italic" fo:font-weight="normal" style:font-weight-asian="normal" style:font-weight-complex="normal"/>
    </style:style>
    <style:style style:name="T33" style:family="text">
      <style:text-properties fo:font-style="italic" fo:font-weight="normal" style:font-weight-asian="normal" style:font-size-complex="12pt" style:font-weight-complex="normal"/>
    </style:style>
    <style:style style:name="T34" style:family="text">
      <style:text-properties fo:font-style="italic" style:font-size-complex="12pt"/>
    </style:style>
    <style:style style:name="T35" style:family="text">
      <style:text-properties fo:font-style="italic" style:font-style-asian="normal" style:font-size-complex="12pt" style:font-style-complex="normal"/>
    </style:style>
    <style:style style:name="T36" style:family="text">
      <style:text-properties style:font-name="Symbol1"/>
    </style:style>
    <style:style style:name="T37" style:family="text">
      <style:text-properties style:font-name="Symbol1" fo:font-style="normal" style:font-style-asian="normal" style:font-size-complex="12pt" style:font-style-complex="normal"/>
    </style:style>
    <style:style style:name="T38" style:family="text">
      <style:text-properties style:font-name="Symbol1" fo:font-style="normal" fo:font-weight="normal" style:font-name-asian="Symbol1" style:font-style-asian="normal" style:font-weight-asian="normal" style:font-name-complex="Symbol1" style:font-style-complex="normal" style:font-weight-complex="normal"/>
    </style:style>
    <style:style style:name="T39" style:family="text">
      <style:text-properties style:font-name="Symbol1" fo:font-weight="normal" style:font-weight-asian="normal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style:font-style-asian="normal" style:font-size-complex="12pt" style:font-style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tyle="normal" fo:font-weight="bold" style:font-style-asian="normal" style:font-weight-asian="bold" style:font-size-complex="12pt" style:font-style-complex="normal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style:font-size-complex="12pt"/>
    </style:style>
    <style:style style:name="T48" style:family="text">
      <style:text-properties style:text-position="sub 65%" fo:font-style="italic" style:font-style-asian="italic" style:font-size-complex="12pt" style:font-style-complex="italic"/>
    </style:style>
    <style:style style:name="T49" style:family="text">
      <style:text-properties style:text-position="super 65%" fo:font-style="normal" style:font-style-asian="normal" style:font-size-complex="12pt" style:font-style-complex="normal"/>
    </style:style>
    <style:style style:name="T50" style:family="text">
      <style:text-properties style:font-name="Times New Roman1" fo:font-style="normal" style:font-name-asian="Times New Roman1" style:font-style-asian="normal" style:font-name-complex="Times New Roman1" style:font-size-complex="12pt" style:font-style-complex="normal"/>
    </style:style>
    <style:style style:name="T51" style:family="text">
      <style:text-properties style:font-name="Times New Roman1" fo:font-style="italic" style:font-name-asian="Times New Roman1" style:font-style-asian="italic" style:font-name-complex="Times New Roman1" style:font-size-complex="12pt" style:font-style-complex="italic"/>
    </style:style>
    <style:style style:name="T52" style:family="text">
      <style:text-properties style:font-name="Times New Roman1" style:font-name-asian="Times New Roman1" style:font-name-complex="Times New Roman1"/>
    </style:style>
    <style:style style:name="T53" style:family="text">
      <style:text-properties style:text-position="0% 100%" fo:font-style="italic" style:font-style-asian="italic" style:font-size-complex="12pt" style:font-style-complex="italic"/>
    </style:style>
    <style:style style:name="T54" style:family="text">
      <style:text-properties style:font-name="Times New Roman1" fo:font-style="normal" style:font-name-asian="Times New Roman1" style:font-style-asian="normal" style:font-name-complex="Times New Roman1" style:font-size-complex="12pt" style:font-style-complex="normal"/>
    </style:style>
    <style:style style:name="T55" style:family="text">
      <style:text-properties style:font-name="Times New Roman"/>
    </style:style>
    <style:style style:name="T56" style:family="text">
      <style:text-properties style:font-name="Times New Roman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Sci 435</text:p>
      <text:p text:style-name="P1">Fall 2016</text:p>
      <text:p text:style-name="P1">20 points – Due November <text:s/>9</text:p>
      <text:p text:style-name="P1"/>
      <text:p text:style-name="P2">Homework 2 Solution</text:p>
      <text:p text:style-name="P3"/>
      <text:p text:style-name="P3">Definition 1. <text:s/><text:span text:style-name="T42">The function </text:span><text:span text:style-name="T30">abDiff</text:span><text:span text:style-name="T45">(</text:span><text:span text:style-name="T30">w</text:span><text:span text:style-name="T45">) for string </text:span><text:span text:style-name="T30">w</text:span><text:span text:style-name="T45"> is defined to be the number of </text:span><text:span text:style-name="T30">a</text:span><text:span text:style-name="T45">'s in </text:span><text:span text:style-name="T30">w</text:span><text:span text:style-name="T45"> minus the number of </text:span><text:span text:style-name="T30">b</text:span><text:span text:style-name="T45">'s in </text:span><text:span text:style-name="T30">w</text:span><text:span text:style-name="T45">.</text:span></text:p>
      <text:p text:style-name="P3"><text:span text:style-name="T12">Definition 2</text:span><text:span text:style-name="T11">. <text:s text:c="2"/>The set of strings </text:span><text:span text:style-name="T9">abEqual</text:span><text:span text:style-name="T11"> is defined as follows:</text:span></text:p>
      <text:p text:style-name="P4"><text:span text:style-name="T9">abEqual</text:span><text:span text:style-name="T11"> = {</text:span><text:span text:style-name="T10">w</text:span><text:span text:style-name="T11"> </text:span><text:span text:style-name="T21">Î</text:span><text:span text:style-name="T11"> {</text:span><text:span text:style-name="T9">a</text:span><text:span text:style-name="T11">,</text:span><text:span text:style-name="T9">b</text:span><text:span text:style-name="T11">}* | </text:span><text:span text:style-name="T9">abDiff</text:span><text:span text:style-name="T11">(</text:span><text:span text:style-name="T9">w</text:span><text:span text:style-name="T11">) = 0}.</text:span></text:p>
      <text:p text:style-name="P5"/>
      <text:p text:style-name="Text_20_body"><text:span text:style-name="T2">Consider the grammar </text:span><text:span text:style-name="T4">G</text:span><text:span text:style-name="T2"> </text:span><text:span text:style-name="T14">= (NT, </text:span><text:span text:style-name="T18">S</text:span><text:span text:style-name="T14">, R, S) where NT = {S, T, U}, </text:span><text:span text:style-name="T18">S</text:span> <text:span text:style-name="T14">= {</text:span><text:span text:style-name="T16">a</text:span><text:span text:style-name="T15">, </text:span><text:span text:style-name="T16">b</text:span><text:span text:style-name="T14">}, and the rules in R are as follows:</text:span></text:p>
      <text:p text:style-name="P13"><text:span text:style-name="T14">1) S </text:span><text:span text:style-name="T18">® </text:span><text:span text:style-name="T8">T<text:tab/></text:span><text:span text:style-name="T1">2) S </text:span><text:span text:style-name="T18">®</text:span><text:span text:style-name="T1"> </text:span><text:span text:style-name="T3">U</text:span><text:span text:style-name="T1"> <text:tab/>3) S </text:span><text:span text:style-name="T18">®</text:span><text:span text:style-name="T1"> SS</text:span></text:p>
      <text:p text:style-name="P13"><text:span text:style-name="T8">4) T </text:span><text:span text:style-name="T20">® </text:span><text:span text:style-name="T5">a</text:span><text:span text:style-name="T8">S</text:span><text:span text:style-name="T5">b</text:span><text:span text:style-name="T7"> <text:tab/></text:span><text:span text:style-name="T8">5) T </text:span><text:span text:style-name="T20">®</text:span><text:span text:style-name="T7"> </text:span><text:span text:style-name="T5">e</text:span></text:p>
      <text:p text:style-name="P13"><text:span text:style-name="T3">6) U </text:span><text:span text:style-name="T19">® </text:span><text:span text:style-name="T5">b</text:span><text:span text:style-name="T3">S</text:span><text:span text:style-name="T5">a</text:span><text:span text:style-name="T6"> <text:tab/></text:span><text:span text:style-name="T3">7) U </text:span><text:span text:style-name="T19">®</text:span><text:span text:style-name="T6"> </text:span><text:span text:style-name="T5">e</text:span></text:p>
      <text:p text:style-name="P6">_____________________________________________________________________</text:p>
      <text:p text:style-name="P6"><text:span text:style-name="T46">Lemma 1</text:span>. <text:s/>If string <text:span text:style-name="T28">x</text:span><text:span text:style-name="T40"> is a prefix of string </text:span><text:span text:style-name="T28">z</text:span><text:span text:style-name="T40"> and </text:span><text:span text:style-name="T29">abDiff</text:span><text:span text:style-name="T41">(</text:span><text:span text:style-name="T29">x</text:span><text:span text:style-name="T41">) has opposite polarity from </text:span><text:span text:style-name="T29">abDiff</text:span><text:span text:style-name="T41">(</text:span><text:span text:style-name="T29">z</text:span><text:span text:style-name="T41">), then there is a non-empty prefix </text:span><text:span text:style-name="T29">y</text:span><text:span text:style-name="T41"> of </text:span><text:span text:style-name="T29">z</text:span><text:span text:style-name="T41"> with </text:span><text:span text:style-name="T29">abDiff</text:span><text:span text:style-name="T41">(</text:span><text:span text:style-name="T29">y</text:span><text:span text:style-name="T41">) = 0.</text:span></text:p>
      <text:p text:style-name="P6"><text:span text:style-name="T44">Proof</text:span><text:span text:style-name="T41">. <text:s/>Let </text:span><text:span text:style-name="T29">z</text:span><text:span text:style-name="T48">i</text:span><text:span text:style-name="T41"> represent the </text:span><text:span text:style-name="T29">i</text:span><text:span text:style-name="T49">th</text:span><text:span text:style-name="T41"> symbol of string </text:span><text:span text:style-name="T29">z, </text:span><text:span text:style-name="T41">so that z = <text:s/></text:span><text:span text:style-name="T29">z</text:span><text:span text:style-name="T48">1</text:span><text:span text:style-name="T41"> </text:span><text:span text:style-name="T29">z</text:span><text:span text:style-name="T48">2</text:span><text:span text:style-name="T41"> ... </text:span><text:span text:style-name="T29">z</text:span><text:span text:style-name="T48">n</text:span><text:span text:style-name="T41"> <text:s/>where |</text:span><text:span text:style-name="T29">z</text:span><text:span text:style-name="T41">| = </text:span><text:span text:style-name="T29">n</text:span><text:span text:style-name="T41">. Since </text:span><text:span text:style-name="T29">x</text:span><text:span text:style-name="T41"> is a prefix of </text:span><text:span text:style-name="T29">z</text:span><text:span text:style-name="T41"> with </text:span><text:span text:style-name="T29">abDiff</text:span><text:span text:style-name="T41">(</text:span><text:span text:style-name="T29">x</text:span><text:span text:style-name="T41">) </text:span><text:span text:style-name="T50">≠</text:span><text:span text:style-name="T41"> 0 and </text:span><text:span text:style-name="T29">abDiff</text:span><text:span text:style-name="T41">(</text:span><text:span text:style-name="T29">x</text:span><text:span text:style-name="T41">) = </text:span><text:span text:style-name="T50">–</text:span><text:span text:style-name="T29">abDiff</text:span><text:span text:style-name="T41">(</text:span><text:span text:style-name="T29">z</text:span><text:span text:style-name="T41">), we have </text:span><text:span text:style-name="T29">x</text:span><text:span text:style-name="T41"> = <text:s/></text:span><text:span text:style-name="T29">z</text:span><text:span text:style-name="T48">1</text:span><text:span text:style-name="T41"> </text:span><text:span text:style-name="T29">z</text:span><text:span text:style-name="T48">2</text:span><text:span text:style-name="T41"> ... </text:span><text:span text:style-name="T29">z</text:span><text:span text:style-name="T48">m <text:s/></text:span><text:span text:style-name="T41">for some 0 &lt;</text:span><text:span text:style-name="T29"> m</text:span><text:span text:style-name="T41"> &lt; </text:span><text:span text:style-name="T29">n</text:span><text:span text:style-name="T41">. <text:s/>We can construct </text:span><text:span text:style-name="T29">z</text:span><text:span text:style-name="T41"> by adding the symbols </text:span><text:span text:style-name="T29">z</text:span><text:span text:style-name="T48">m+1</text:span><text:span text:style-name="T41"> through </text:span><text:span text:style-name="T29">z</text:span><text:span text:style-name="T48">n</text:span><text:span text:style-name="T41"> one at a time to the end of </text:span><text:span text:style-name="T29">x</text:span><text:span text:style-name="T41">. <text:s/>Each time a symbol is added, the difference in the number of </text:span><text:span text:style-name="T29">a</text:span><text:span text:style-name="T41">'s and </text:span><text:span text:style-name="T29">b</text:span><text:span text:style-name="T41">'s changes by at most one. <text:s/>If </text:span><text:span text:style-name="T29">abDiff</text:span><text:span text:style-name="T41">(</text:span><text:span text:style-name="T29">x</text:span><text:span text:style-name="T41">) &gt; 0 and </text:span><text:span text:style-name="T29">abDiff</text:span><text:span text:style-name="T41">(</text:span><text:span text:style-name="T29">z</text:span><text:span text:style-name="T41">) &lt; 0, or vice versa, it must be true that for some 1 </text:span><text:span text:style-name="T50">≤ </text:span><text:span text:style-name="T41"><text:s/></text:span><text:span text:style-name="T29">i</text:span><text:span text:style-name="T41"> &lt; </text:span><text:span text:style-name="T29">n</text:span><text:span text:style-name="T50">–</text:span><text:span text:style-name="T51">m</text:span><text:span text:style-name="T50">, we have </text:span><text:span text:style-name="T51">y</text:span><text:span text:style-name="T50"> = </text:span><text:span text:style-name="T29">z</text:span><text:span text:style-name="T48">1</text:span><text:span text:style-name="T41"> </text:span><text:span text:style-name="T29">z</text:span><text:span text:style-name="T48">2</text:span><text:span text:style-name="T41"> ... </text:span><text:span text:style-name="T29">z</text:span><text:span text:style-name="T48">m+i</text:span><text:span text:style-name="T41"> with </text:span><text:span text:style-name="T29">abDiff</text:span><text:span text:style-name="T41">(</text:span><text:span text:style-name="T53">y</text:span><text:span text:style-name="T41">) = 0. <text:s/>Since </text:span><text:span text:style-name="T29">x</text:span><text:span text:style-name="T41"> is a prefix of </text:span><text:span text:style-name="T29">y</text:span><text:span text:style-name="T41"> and </text:span><text:span text:style-name="T29">x</text:span><text:span text:style-name="T41"> is non-empty, </text:span><text:span text:style-name="T29">y</text:span><text:span text:style-name="T41"> must also be non-empty.</text:span></text:p>
      <text:p text:style-name="P18"/>
      <text:p text:style-name="P6"><text:span text:style-name="T44">Proposition 2</text:span><text:span text:style-name="T41">. <text:s/></text:span><text:span text:style-name="T29">L</text:span><text:span text:style-name="T41">(</text:span><text:span text:style-name="T29">G</text:span><text:span text:style-name="T41">) = </text:span><text:span text:style-name="T29">abEqual</text:span><text:span text:style-name="T41">.</text:span></text:p>
      <text:p text:style-name="P18">The proof can be divided into sections a) and b) below.</text:p>
      <text:p text:style-name="P7">a) <text:s/>If <text:span text:style-name="T34">w</text:span><text:span text:style-name="T47"> </text:span><text:span text:style-name="T22">Î</text:span><text:span text:style-name="T47"> </text:span><text:span text:style-name="T29">L</text:span><text:span text:style-name="T41">(</text:span><text:span text:style-name="T29">G</text:span><text:span text:style-name="T41">)</text:span><text:span text:style-name="T47">, then </text:span><text:span text:style-name="T34">w</text:span><text:span text:style-name="T47"> </text:span><text:span text:style-name="T22">Î</text:span><text:span text:style-name="T47"> </text:span><text:span text:style-name="T29">abEqual.</text:span></text:p>
      <text:p text:style-name="P6"><text:span text:style-name="T46">Proof</text:span>. <text:s/><text:span text:style-name="T41">Examining the rules of the grammar above, we find that only rules 4 and 6 add </text:span><text:span text:style-name="T29">a</text:span><text:span text:style-name="T41">'s and </text:span><text:span text:style-name="T29">b</text:span><text:span text:style-name="T41">'s to the derived string, and each of these rules adds exactly one </text:span><text:span text:style-name="T29">a</text:span><text:span text:style-name="T41"> and one </text:span><text:span text:style-name="T29">b</text:span><text:span text:style-name="T41"> to the sentential form. <text:s/>The initial sentential form is just </text:span><text:span text:style-name="T37"> </text:span><text:span text:style-name="T41">= S, the start symbol, which has no </text:span><text:span text:style-name="T29">a</text:span><text:span text:style-name="T41">'s and no </text:span><text:span text:style-name="T29">b</text:span><text:span text:style-name="T41">'s. <text:s/>So initially </text:span><text:span text:style-name="T29">abDiff</text:span><text:span text:style-name="T41">(</text:span><text:span text:style-name="T37">)</text:span><text:span text:style-name="T41"> = 0. <text:s/>Whenever rule 4 or rule 6 is applied, the number of </text:span><text:span text:style-name="T29">a</text:span><text:span text:style-name="T41">'s and the number of </text:span><text:span text:style-name="T29">b</text:span><text:span text:style-name="T41">'s are both incremented by one. <text:s/>And whenever a rule other than 4 or 6 is applied, the number of </text:span><text:span text:style-name="T29">a</text:span><text:span text:style-name="T41">'s and the number of </text:span><text:span text:style-name="T29">b</text:span><text:span text:style-name="T41">'s do not change. So </text:span><text:span text:style-name="T41">after each rule application, it must be true that the number of <text:s/></text:span><text:span text:style-name="T29">a</text:span><text:span text:style-name="T41">'s in the sentential form is equal to the number of </text:span><text:span text:style-name="T29">b</text:span><text:span text:style-name="T41">'s. <text:s/>So S </text:span><text:span text:style-name="T37">*  </text:span>implies <text:span text:style-name="T29">abDiff</text:span><text:span text:style-name="T41">(</text:span><text:span text:style-name="T36">)</text:span> = 0.</text:p>
      <text:p text:style-name="P6">For every string <text:span text:style-name="T34">w</text:span> in <text:span text:style-name="T29">L</text:span><text:span text:style-name="T41">(</text:span><text:span text:style-name="T29">G</text:span><text:span text:style-name="T41">)</text:span><text:span text:style-name="T47">, we know that </text:span><text:span text:style-name="T34">w</text:span><text:span text:style-name="T47"> </text:span><text:span text:style-name="T22">Î</text:span><text:span text:style-name="T47"> {</text:span><text:span text:style-name="T29">a</text:span><text:span text:style-name="T47">,</text:span><text:span text:style-name="T29">b</text:span><text:span text:style-name="T47">}* and</text:span> S <text:span text:style-name="T36">* </text:span><text:span text:style-name="T34">w. <text:s/></text:span><text:span text:style-name="T41">Since S </text:span><text:span text:style-name="T37">* </text:span><text:span text:style-name="T35">w </text:span><text:span text:style-name="T41">it follows that </text:span><text:span text:style-name="T29">abDiff</text:span><text:span text:style-name="T41">(</text:span><text:span text:style-name="T29">w</text:span><text:span text:style-name="T37">)</text:span><text:span text:style-name="T41"> = 0, and we conclude that </text:span><text:span text:style-name="T35">w</text:span><text:span text:style-name="T41"> </text:span><text:span text:style-name="T26">Î</text:span><text:span text:style-name="T41"> </text:span><text:span text:style-name="T29">abEqual.</text:span></text:p>
      <text:p text:style-name="P7"><text:soft-page-break/></text:p>
      <text:p text:style-name="P7">b) If <text:span text:style-name="T27">w</text:span><text:span text:style-name="T23">Î</text:span><text:span text:style-name="T34"> </text:span><text:span text:style-name="T29">abEqual</text:span>, then <text:span text:style-name="T34">w</text:span><text:span text:style-name="T47"> </text:span><text:span text:style-name="T22">Î</text:span><text:span text:style-name="T47"> </text:span><text:span text:style-name="T29">L</text:span><text:span text:style-name="T41">(</text:span><text:span text:style-name="T29">G</text:span><text:span text:style-name="T41">).</text:span></text:p>
      <text:p text:style-name="P7">Proof. <text:s/><text:span text:style-name="T45"><text:s/>We prove by induction on the length of string </text:span><text:span text:style-name="T30">w</text:span><text:span text:style-name="T45"> that if </text:span><text:span text:style-name="T32">w</text:span><text:span text:style-name="T25">Î</text:span><text:span text:style-name="T33"> </text:span><text:span text:style-name="T31">abEqual</text:span><text:span text:style-name="T45">, then S </text:span><text:span text:style-name="T39">* </text:span><text:span text:style-name="T30">w</text:span><text:span text:style-name="T43">.</text:span></text:p>
      <text:p text:style-name="P8">Inductive Base</text:p>
      <text:p text:style-name="P17">Suppose <text:span text:style-name="T28">w</text:span><text:span text:style-name="T40"> is a string of length 0. <text:s/>Then </text:span><text:span text:style-name="T28">w</text:span><text:span text:style-name="T40"> is the empty string, and it is derived from S in two steps using rules 2 and 7: </text:span><text:span text:style-name="T13"><text:s/>S </text:span><text:span text:style-name="T38"> </text:span><text:span text:style-name="T13">U</text:span><text:span text:style-name="T38"> </text:span><text:span text:style-name="T38"> </text:span><text:span text:style-name="T9">e</text:span><text:span text:style-name="T13">.</text:span></text:p>
      <text:p text:style-name="P12"/>
      <text:p text:style-name="P11">Inductive Hypothesis</text:p>
      <text:p text:style-name="P9">If a string <text:span text:style-name="T27">w</text:span> <text:span text:style-name="T17">Î</text:span> <text:span text:style-name="T29">abEqual</text:span><text:span text:style-name="T28"> </text:span><text:span text:style-name="T40">and |</text:span><text:span text:style-name="T28">w</text:span><text:span text:style-name="T40">| &lt; </text:span><text:span text:style-name="T28">n</text:span>, then S <text:span text:style-name="T36">* </text:span><text:span text:style-name="T28">w</text:span><text:span text:style-name="T40">.</text:span></text:p>
      <text:p text:style-name="P11">Inductive Step</text:p>
      <text:p text:style-name="P16"><text:span text:style-name="T40">Let </text:span><text:span text:style-name="T28">w</text:span><text:span text:style-name="T40"> be a string of length </text:span><text:span text:style-name="T28">n</text:span><text:span text:style-name="T40">, where </text:span><text:span text:style-name="T28">n</text:span><text:span text:style-name="T40"> &gt; 0,</text:span><text:span text:style-name="T28"> </text:span><text:span text:style-name="T40">with the same number of ones and zeros. We consider four cases, depending on the first and last character of </text:span><text:span text:style-name="T28">w</text:span><text:span text:style-name="T40">.</text:span></text:p>
      <text:p text:style-name="P10"/>
      <text:p text:style-name="P10">Case 1. <text:s/><text:span text:style-name="T28">w</text:span> = <text:span text:style-name="T28">avb</text:span>. <text:s/>Since <text:span text:style-name="T28">w</text:span> has the same number of ones and zeros, it must also be true that <text:span text:style-name="T28">v</text:span> has the same number of ones and zeros. <text:s/>Since |<text:span text:style-name="T28">v</text:span>| = <text:span text:style-name="T28">n</text:span>-2, we can apply the inductive hypothesis to establish that S <text:span text:style-name="T36">* </text:span><text:span text:style-name="T56">v</text:span>. <text:s/>So <text:span text:style-name="T28">w</text:span> can be derived starting with <text:s/>rules 1 and 4 to get S <text:span text:style-name="T36"> T  </text:span><text:span text:style-name="T56">a</text:span><text:span text:style-name="T55">S</text:span><text:span text:style-name="T56">b</text:span><text:span text:style-name="T36"> * </text:span><text:span text:style-name="T28">avb = w.</text:span></text:p>
      <text:p text:style-name="P10"><text:span text:style-name="T28"/></text:p>
      <text:p text:style-name="P10">Case 2. <text:s/><text:span text:style-name="T28">w</text:span> = <text:span text:style-name="T28">bva</text:span>. <text:s/>Since <text:span text:style-name="T28">w</text:span> has the same number of ones and zeros, it must also be true that <text:span text:style-name="T28">v</text:span> has the same number of ones and zeros. <text:s/>Since |<text:span text:style-name="T28">v</text:span>| = <text:span text:style-name="T28">n</text:span>-2, we can apply the inductive hypothesis to establish that S <text:span text:style-name="T36">* </text:span><text:span text:style-name="T56">v</text:span>. <text:s/>So <text:span text:style-name="T28">w</text:span> can be derived starting with <text:s/>rules 2 and 6 to get S <text:span text:style-name="T36"></text:span><text:span text:style-name="T55"> U</text:span><text:span text:style-name="T36">  </text:span><text:span text:style-name="T56">b</text:span><text:span text:style-name="T55">S</text:span><text:span text:style-name="T56">a</text:span><text:span text:style-name="T36"> * </text:span><text:span text:style-name="T56">bva </text:span><text:span text:style-name="T28">= w.</text:span></text:p>
      <text:p text:style-name="P10"/>
      <text:p text:style-name="P10">Case 3. <text:s/><text:span text:style-name="T28">w</text:span> = <text:span text:style-name="T28">ava</text:span>. <text:s/>Consider the strings <text:span text:style-name="T28">x</text:span> = <text:span text:style-name="T28">a</text:span> and <text:span text:style-name="T28">z</text:span> = <text:span text:style-name="T28">av</text:span>. <text:s/>We have <text:span text:style-name="T28">abDiff</text:span>(<text:span text:style-name="T28">x</text:span>) = 1. <text:s/>Since <text:span text:style-name="T28">abDiff</text:span>(<text:span text:style-name="T28">w</text:span>) = 0 and <text:span text:style-name="T28">w</text:span> = <text:s/><text:span text:style-name="T28">za</text:span>, it must be true that <text:span text:style-name="T28">abDiff</text:span>(<text:span text:style-name="T28">z</text:span>) = <text:span text:style-name="T52">–</text:span>1. <text:s/>We can apply Lemma 1 to <text:span text:style-name="T28">x</text:span> and <text:span text:style-name="T28">z</text:span> to establish that there is a prefix <text:span text:style-name="T28">y</text:span> of <text:span text:style-name="T28">z</text:span> such that <text:span text:style-name="T28">abDiff</text:span>(<text:span text:style-name="T28">y</text:span>) = 0. <text:s/>Since <text:span text:style-name="T28">y</text:span> is a prefix of <text:span text:style-name="T28">z</text:span>, it must also be a prefix of <text:span text:style-name="T28">w</text:span>, and we can break <text:span text:style-name="T28">w</text:span> into two non-empty substrings <text:span text:style-name="T28">w</text:span> = <text:span text:style-name="T28">yu. <text:s/></text:span>Since <text:span text:style-name="T28">abDiff</text:span>(<text:span text:style-name="T28">w</text:span>) = <text:span text:style-name="T28">abDiff</text:span>(<text:span text:style-name="T28">y</text:span>) = 0, it follows that <text:span text:style-name="T28">abDiff</text:span>(<text:span text:style-name="T28">u</text:span>) = 0. <text:s/>Both <text:span text:style-name="T28">y</text:span> and <text:span text:style-name="T28">u</text:span> have length less than the length of <text:span text:style-name="T28">w</text:span>, so we apply the inductive hypothesis to establish that S <text:span text:style-name="T36">* </text:span><text:span text:style-name="T56">y</text:span>. <text:s/>and S <text:span text:style-name="T36">* </text:span><text:span text:style-name="T56">u</text:span>. <text:s/>Finally, we define the following derivation for <text:span text:style-name="T28">w</text:span>, starting with rule 3: S <text:span text:style-name="T36"> </text:span><text:span text:style-name="T55">SS</text:span><text:span text:style-name="T36"> * </text:span><text:span text:style-name="T56">y</text:span><text:span text:style-name="T55">S</text:span><text:span text:style-name="T36"> * </text:span><text:span text:style-name="T56">y</text:span><text:span text:style-name="T28">u = w.</text:span></text:p>
      <text:p text:style-name="P10"/>
      <text:p text:style-name="P10">Case 4. <text:s/><text:span text:style-name="T28">w</text:span> = <text:span text:style-name="T28">bvb</text:span>. <text:s/>Consider the strings <text:span text:style-name="T28">x</text:span> = <text:span text:style-name="T28">b</text:span> and <text:span text:style-name="T28">z</text:span> = <text:span text:style-name="T28">bv</text:span>. <text:s/>We have <text:span text:style-name="T28">abDiff</text:span>(<text:span text:style-name="T28">x</text:span>) = <text:span text:style-name="T52">–</text:span>1. <text:s/>Since <text:span text:style-name="T28">abDiff</text:span>(<text:span text:style-name="T28">w</text:span>) = 0 and <text:span text:style-name="T28">w</text:span> = <text:s/><text:span text:style-name="T28">zb</text:span>, it must be true that <text:span text:style-name="T28">abDiff</text:span>(<text:span text:style-name="T28">z</text:span>) = 1. <text:s/>We can apply Lemma 1 to <text:span text:style-name="T28">x</text:span> and <text:span text:style-name="T28">z</text:span> to establish that there is a prefix <text:span text:style-name="T28">y</text:span> of <text:span text:style-name="T28">z</text:span> such that <text:span text:style-name="T28">abDiff</text:span>(<text:span text:style-name="T28">y</text:span>) = 0. <text:s/>Since <text:span text:style-name="T28">y</text:span> is a prefix of <text:span text:style-name="T28">z</text:span>, it must also be a prefix of <text:span text:style-name="T28">w</text:span>, and we can break <text:span text:style-name="T28">w</text:span> into two non-empty substrings <text:span text:style-name="T28">w</text:span> = <text:span text:style-name="T28">yu. <text:s/></text:span>Since <text:span text:style-name="T28">abDiff</text:span>(<text:span text:style-name="T28">w</text:span>) = <text:span text:style-name="T28">abDiff</text:span>(<text:span text:style-name="T28">y</text:span>) = 0, it follows that <text:span text:style-name="T28">abDiff</text:span>(<text:span text:style-name="T28">u</text:span>) = 0. <text:s/>Both <text:span text:style-name="T28">y</text:span> and <text:span text:style-name="T28">u</text:span> have length less than the length of <text:span text:style-name="T28">w</text:span>, so we apply the inductive hypothesis to establish that S <text:span text:style-name="T36">* </text:span><text:span text:style-name="T56">y</text:span>. <text:s/>and S <text:span text:style-name="T36">* </text:span><text:span text:style-name="T56">u</text:span>. <text:s/>Finally, we define the following derivation for <text:span text:style-name="T28">w</text:span>, starting with rule 3: S <text:span text:style-name="T36"> </text:span><text:span text:style-name="T55">SS</text:span><text:span text:style-name="T36"> * </text:span><text:span text:style-name="T56">y</text:span><text:span text:style-name="T55">S</text:span><text:span text:style-name="T36"> * </text:span><text:span text:style-name="T56">y</text:span><text:span text:style-name="T28">u = 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="100%"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List_20_Continue" style:display-name="WW-List Continue" style:family="paragraph" style:parent-style-name="Standard">
      <style:paragraph-properties fo:margin="100%" fo:margin-left="0.25in" fo:margin-right="0in" fo:margin-top="0in" fo:margin-bottom="0.0835in" fo:text-indent="0in" style:auto-text-indent="false"/>
    </style:style>
    <style:style style:name="WW-List_20_2" style:display-name="WW-List 2" style:family="paragraph" style:parent-style-name="Standard">
      <style:paragraph-properties fo:margin="100%" fo:margin-left="0.5in" fo:margin-right="0in" fo:margin-top="0in" fo:margin-bottom="0in" fo:text-indent="-0.25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Midterm Exam</dc:title>
    <meta:initial-creator>Tom O'Neil</meta:initial-creator>
    <meta:creation-date>2006-10-30T09:09:00</meta:creation-date>
    <dc:date>2016-11-15T14:21:47.73</dc:date>
    <meta:print-date>2016-10-24T10:17:49.44</meta:print-date>
    <dc:language>en-US</dc:language>
    <meta:editing-cycles>23</meta:editing-cycles>
    <meta:editing-duration>PT12H39M4S</meta:editing-duration>
    <meta:document-statistic meta:table-count="0" meta:image-count="0" meta:object-count="0" meta:page-count="2" meta:paragraph-count="31" meta:word-count="1054" meta:character-count="4673"/>
    <meta:user-defined meta:name="Info 1"/>
    <meta:user-defined meta:name="Info 2"/>
    <meta:user-defined meta:name="Info 3"/>
    <meta:user-defined meta:name="Info 4"/>
  </office:meta>
</office:document-meta>
</file>